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9F8C07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6cm" svg:height="26cm" svg:x="-0.25cm" svg:y="-0.055cm">
          <draw:image xlink:href="Pictures/10000001000001F4000001F49F8C071F.png" xlink:type="simple" xlink:show="embed" xlink:actuate="onLoad" draw:mime-type="image/png">
            <text:p/>
          </draw:image>
        </draw:frame>
        <draw:g draw:style-name="gr2">
          <draw:path draw:style-name="gr3" draw:text-style-name="P2" draw:layer="layout" svg:width="4.021cm" svg:height="9.444cm" svg:x="5.221cm" svg:y="9.144cm" svg:viewBox="0 0 4022 9445" svg:d="M3613 9445c0 0-50-809 114-1288 164-480 669-1339-202-2349-90-89-102 113 0 315 101 202 303 809 63 1263-153-379-393-947-393-947 0 0 574-1578 414-2892-161-1314-1348-2286-1689-2514-341-227-669-543-733-770-63-227-176-455-442 0-265 454-757 1465-745 2096 13 632 278 1807 1288 2805 1011 997 1566 1439 1566 1439 0 0 493 1048 442 1465-50 417-126 1238-126 1238 0 0 51 113 443 139z">
            <text:p/>
          </draw:path>
          <draw:path draw:style-name="gr3" draw:text-style-name="P2" draw:layer="layout" svg:width="7.913cm" svg:height="14.827cm" svg:x="10.777cm" svg:y="4.16cm" svg:viewBox="0 0 7914 14828" svg:d="M4538 14763c0 0 190-1945 202-2576 13-631 0-1705 0-1705l-909-1111-3663-1174c0 0-379-392 0-291s555 177 555 177c0 0 1844-227 2577 88 733 316 935 341 885 682-51 341 12 442 12 442l543 720 202-3384c0 0-934-1427-783-2273 152-847 998-2969 1554-3310 555-341 1363-695 1603-922s316-139 266 189c-51 329 454 746 303 1365-152 619 214 1806-1491 3751-997 960-1111 1250-1111 1250l-50 644c0 0 265-379 278-555 12-177 202-480 202-215s-468 1578-518 1755c-51 177-126 3056-114 3334 13 278 114 164 152 139s328-278 341-114c12 164-152 253-354 505-202 253-227 2223-227 2223 0 0-253 631-455 366z">
            <text:p/>
          </draw:path>
          <draw:path draw:style-name="gr3" draw:text-style-name="P2" draw:layer="layout" svg:width="5.984cm" svg:height="0.669cm" svg:x="6.691cm" svg:y="18.359cm" svg:viewBox="0 0 5985 670" svg:d="M0 229c0 0 183-516 2142 0 1960 515 3843 246 3843 246 0 0-1950 387-3968 70z">
            <text:p/>
          </draw:path>
          <draw:path draw:style-name="gr3" draw:text-style-name="P2" draw:layer="layout" svg:width="9.341cm" svg:height="1.801cm" svg:x="10.658cm" svg:y="17.998cm" svg:viewBox="0 0 9342 1802" svg:d="M0 1639c806-33 2857-41 4841-1148 1983-1105 4501 0 4501 0 0 0-2657-491-4672 632-2015 1121-4670 516-4670 516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 draw:opacity="90%" draw:shadow-opacity="9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9-24T20:34:38.323884557</dc:date>
    <dc:creator>Marc</dc:creator>
    <meta:editing-duration>PT2H30M52S</meta:editing-duration>
    <meta:editing-cycles>19</meta:editing-cycles>
    <meta:document-statistic meta:object-count="6"/>
  </office:meta>
</office:document-meta>
</file>